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4">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5">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8">
      <text:list-level-style-bullet text:level="1" text:style-name="WW_CharLFO8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9">
      <text:list-level-style-bullet text:level="1" text:style-name="WW_CharLFO9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0">
      <text:list-level-style-bullet text:level="1" text:style-name="WW_CharLFO10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1">
      <text:list-level-style-bullet text:level="1" text:style-name="WW_CharLFO1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2">
      <text:list-level-style-number text:level="1" text:style-name="WW_CharLFO12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hlavičkaVOP" style:master-page-name="MPF0" style:family="paragraph">
      <style:paragraph-properties>
        <style:tab-stops/>
      </style:paragraph-properties>
    </style:style>
    <style:style style:name="P2" style:parent-style-name="datumaznačka" style:family="paragraph">
      <style:text-properties fo:font-size="8pt" style:font-size-asian="8pt" style:font-size-complex="8pt"/>
    </style:style>
    <style:style style:name="T3" style:parent-style-name="Standardnípísmoodstavce" style:family="text">
      <style:text-properties style:font-name-complex="Arial"/>
    </style:style>
    <style:style style:name="T4" style:parent-style-name="Standardnípísmoodstavce" style:family="text">
      <style:text-properties style:font-name-complex="Arial"/>
    </style:style>
    <style:style style:name="T5" style:parent-style-name="Standardnípísmoodstavce" style:family="text">
      <style:text-properties style:font-name-complex="Arial"/>
    </style:style>
    <style:style style:name="T6" style:parent-style-name="Standardnípísmoodstavce" style:family="text">
      <style:text-properties style:font-name-complex="Arial"/>
    </style:style>
    <style:style style:name="T7" style:parent-style-name="Standardnípísmoodstavce" style:family="text">
      <style:text-properties style:font-name-complex="Arial"/>
    </style:style>
    <style:style style:name="T8" style:parent-style-name="Standardnípísmoodstavce" style:family="text">
      <style:text-properties style:font-name-complex="Arial" fo:color="#000000"/>
    </style:style>
    <style:style style:name="T9" style:parent-style-name="Standardnípísmoodstavce" style:family="text">
      <style:text-properties style:font-name-complex="Arial" fo:color="#000000"/>
    </style:style>
    <style:style style:name="T10" style:parent-style-name="Standardnípísmoodstavce" style:family="text">
      <style:text-properties style:font-name-complex="Arial" fo:color="#000000"/>
    </style:style>
    <style:style style:name="T11" style:parent-style-name="Standardnípísmoodstavce" style:family="text">
      <style:text-properties style:font-name-complex="Arial" fo:color="#000000"/>
    </style:style>
    <style:style style:name="T12" style:parent-style-name="Standardnípísmoodstavce" style:family="text">
      <style:text-properties style:font-name-complex="Arial" fo:color="#000000"/>
    </style:style>
    <style:style style:name="T13" style:parent-style-name="Standardnípísmoodstavce" style:family="text">
      <style:text-properties style:font-name-complex="Arial" fo:color="#000000"/>
    </style:style>
    <style:style style:name="T14" style:parent-style-name="Standardnípísmoodstavce" style:family="text">
      <style:text-properties style:font-name-complex="Arial" fo:color="#000000"/>
    </style:style>
    <style:style style:name="T15" style:parent-style-name="Standardnípísmoodstavce" style:family="text">
      <style:text-properties fo:language="cs" fo:country="CZ"/>
    </style:style>
    <style:style style:name="T16" style:parent-style-name="Standardnípísmoodstavce" style:family="text">
      <style:text-properties fo:language="cs" fo:country="CZ"/>
    </style:style>
    <style:style style:name="P17" style:parent-style-name="Základnítextodsazený" style:family="paragraph">
      <style:paragraph-properties fo:margin-top="0.0833in" fo:margin-bottom="0.0833in"/>
    </style:style>
    <style:style style:name="T18" style:parent-style-name="Standardnípísmoodstavce" style:family="text">
      <style:text-properties style:font-name-complex="Arial"/>
    </style:style>
    <style:style style:name="T19" style:parent-style-name="Standardnípísmoodstavce" style:family="text">
      <style:text-properties style:font-name-complex="Arial"/>
    </style:style>
    <style:style style:name="T20" style:parent-style-name="Standardnípísmoodstavce" style:family="text">
      <style:text-properties style:font-name-complex="Arial"/>
    </style:style>
    <style:style style:name="T21" style:parent-style-name="Standardnípísmoodstavce" style:family="text">
      <style:text-properties style:font-name-complex="Arial"/>
    </style:style>
    <style:style style:name="T22" style:parent-style-name="Standardnípísmoodstavce" style:family="text">
      <style:text-properties style:font-name-complex="Arial"/>
    </style:style>
    <style:style style:name="T23" style:parent-style-name="Standardnípísmoodstavce" style:family="text">
      <style:text-properties style:font-name-complex="Arial"/>
    </style:style>
    <style:style style:name="P24" style:parent-style-name="Základnítextodsazený" style:family="paragraph">
      <style:paragraph-properties fo:margin-top="0.0833in" fo:margin-bottom="0.0833in"/>
    </style:style>
    <style:style style:name="T25" style:parent-style-name="Standardnípísmoodstavce" style:family="text">
      <style:text-properties style:font-name-complex="Arial"/>
    </style:style>
    <style:style style:name="T26" style:parent-style-name="Standardnípísmoodstavce" style:family="text">
      <style:text-properties style:font-name-complex="Arial"/>
    </style:style>
    <style:style style:name="T27" style:parent-style-name="Standardnípísmoodstavce" style:family="text">
      <style:text-properties style:font-name-complex="Arial"/>
    </style:style>
    <style:style style:name="T28" style:parent-style-name="Standardnípísmoodstavce" style:family="text">
      <style:text-properties style:font-name-complex="Arial"/>
    </style:style>
    <style:style style:name="T29" style:parent-style-name="Standardnípísmoodstavce" style:family="text">
      <style:text-properties style:font-name-complex="Arial"/>
    </style:style>
    <style:style style:name="T30" style:parent-style-name="Standardnípísmoodstavce" style:family="text">
      <style:text-properties style:font-name-complex="Arial"/>
    </style:style>
    <style:style style:name="T31" style:parent-style-name="Standardnípísmoodstavce" style:family="text">
      <style:text-properties style:font-name-complex="Arial"/>
    </style:style>
    <style:style style:name="T32" style:parent-style-name="Standardnípísmoodstavce" style:family="text">
      <style:text-properties fo:letter-spacing="0.0555in"/>
    </style:style>
    <style:style style:name="T33" style:parent-style-name="Standardnípísmoodstavce" style:family="text">
      <style:text-properties fo:letter-spacing="0.0555in"/>
    </style:style>
    <style:style style:name="T34" style:parent-style-name="Standardnípísmoodstavce" style:family="text">
      <style:text-properties fo:letter-spacing="0.0555in"/>
    </style:style>
    <style:style style:name="T35" style:parent-style-name="Standardnípísmoodstavce" style:family="text">
      <style:text-properties fo:letter-spacing="0.0138in"/>
    </style:style>
    <style:style style:name="P36" style:parent-style-name="datumaznačka" style:family="paragraph">
      <style:paragraph-properties fo:margin-left="0in">
        <style:tab-stops/>
      </style:paragraph-properties>
    </style:style>
    <style:style style:name="P37" style:parent-style-name="datumaznačka" style:family="paragraph">
      <style:paragraph-properties fo:margin-left="0in">
        <style:tab-stops/>
      </style:paragraph-properties>
    </style:style>
    <style:style style:name="P38" style:parent-style-name="datumaznačka" style:family="paragraph">
      <style:paragraph-properties fo:margin-left="0in">
        <style:tab-stops/>
      </style:paragraph-properties>
    </style:style>
    <style:style style:name="P39" style:parent-style-name="datumaznačka" style:family="paragraph">
      <style:paragraph-properties fo:margin-left="0in">
        <style:tab-stops/>
      </style:paragraph-properties>
    </style:style>
    <style:style style:name="P40" style:parent-style-name="datumaznačka" style:family="paragraph">
      <style:paragraph-properties fo:margin-left="0in">
        <style:tab-stops/>
      </style:paragraph-properties>
    </style:style>
    <style:style style:name="P41" style:parent-style-name="datumaznačka" style:family="paragraph">
      <style:paragraph-properties fo:margin-left="0in">
        <style:tab-stops/>
      </style:paragraph-properties>
    </style:style>
    <style:style style:name="P42" style:parent-style-name="datumaznačka" style:family="paragraph">
      <style:paragraph-properties fo:margin-left="0in">
        <style:tab-stops/>
      </style:paragraph-properties>
    </style:style>
    <style:style style:name="P43" style:parent-style-name="datumaznačka" style:family="paragraph">
      <style:paragraph-properties fo:margin-left="0in">
        <style:tab-stops/>
      </style:paragraph-properties>
    </style:style>
    <style:style style:name="P44" style:parent-style-name="datumaznačka" style:family="paragraph">
      <style:paragraph-properties fo:margin-left="0in">
        <style:tab-stops/>
      </style:paragraph-properties>
    </style:style>
    <style:style style:name="P45" style:parent-style-name="datumaznačka" style:family="paragraph">
      <style:paragraph-properties fo:margin-left="0in">
        <style:tab-stops/>
      </style:paragraph-properties>
    </style:style>
    <style:style style:name="P46" style:parent-style-name="datumaznačka" style:family="paragraph">
      <style:paragraph-properties fo:margin-left="0in">
        <style:tab-stops/>
      </style:paragraph-properties>
    </style:style>
    <style:style style:name="P47" style:parent-style-name="datumaznačka" style:family="paragraph">
      <style:paragraph-properties fo:margin-left="0in">
        <style:tab-stops/>
      </style:paragraph-properties>
    </style:style>
    <style:style style:name="P48" style:parent-style-name="datumaznačka" style:family="paragraph">
      <style:paragraph-properties fo:margin-left="0in">
        <style:tab-stops/>
      </style:paragraph-properties>
    </style:style>
    <style:style style:name="P49" style:parent-style-name="datumaznačka" style:family="paragraph">
      <style:paragraph-properties fo:margin-left="0in">
        <style:tab-stops/>
      </style:paragraph-properties>
    </style:style>
  </office:automatic-styles>
  <office:body>
    <office:text text:use-soft-page-breaks="true">
      <text:p text:style-name="P1">Veřejná ochránkyně práv</text:p>
      <text:p text:style-name="hlavičkaVOP2">Mgr. Anna Šabatová, Ph.D.</text:p>
      <text:p text:style-name="datumaznačka">V<text:s/>Brně dne<text:s/>2. července<text:s/>2014</text:p>
      <text:p text:style-name="datumaznačka">Sp. zn.:<text:s/>173/2013/DIS/EN</text:p>
      <text:p text:style-name="P2"/>
      <text:p text:style-name="datumaznačka">Vaše<text:s/>značka:<text:s/>ČŠIA-84/14-A</text:p>
      <text:p text:style-name="Základnítext">Vážený<text:s/>pane řediteli,</text:p>
      <text:p text:style-name="Základnítextodsazený">dovoluji si Vás informovat o závěrech šetření stížnosti paní<text:s/>X. Y.<text:s/>(dále jen „stěžovatelka“), která se na veřejného ochránce práv obrátila ve věci odepření nošení muslimského šátku zvaného „hidžáb“ vedením Střední zdravotnické školy, Ruská 2200/91, 100 00 Praha 10 (dále jen „škola“). V důsledku zákazu nosit náboženský symbol ve škole stěžovatelka dne 2. září 2013 podepsala sdělení o zanechání studia. V jednání školy stěžovatelka spatřuje diskriminaci z důvodu náboženského vyznání v oblasti přístupu a poskytování vzdělávání.</text:p>
      <text:p text:style-name="Základnítextodsazený">V návaznosti na podnět stěžovatelky<text:s/>doplnila<text:s/>ředitelka školy PhDr. Ivanka Kohoutová, Ph.D.,<text:s/>i právní zástupkyně stěžovatelky Mgr.<text:s/>C.<text:s/>z<text:s/>Organizace pro pomoc uprchlíkům, o. s.,<text:s/>bližší informace a dokumenty k případu.<text:s/>Stěžovatelka se<text:s/>prostřednictvím své právní zástupkyně obrátila<text:s/>rovněž na Pražský inspektorát České školní inspekce<text:s/>(dále také „inspektorát“), který její stížnost<text:s/>ve smyslu porušení zásady rovného přístupu vyhodnotil jako<text:s/>nedůvodnou, a kopii spisové dokumentace mi<text:s/>jeho zaměstnanci<text:s/>doplnili<text:s/>do spisu. S ohledem na přetrvávající rozpory, jsem se<text:s/>osobně sešla se<text:s/>zástupci školy a následně<text:s/>stěžovatelkou a její právní zástupkyní<text:s/>dne 11. března 2014.<text:s/>Shledala<text:s/>jsem, že se škola dopustila ve vztahu ke stěžovatelce nepřímé diskriminace,<text:s/>protože<text:s/>jí na základě neutrálně formulovaného ustanovení školního řádu odepřela nosit muslimský šátek, který je projevem jejího náboženského přesvědčení navenek. Vedení školy odůvodnilo své jednání požadavkem na společenské chování, které však není legitimním cílem ve smyslu čl. 9 odst. 2 Úmluvy o ochraně lidských práv a základních svobod a čl. 16 odst. 4 Listiny základních práv a svobod.</text:p>
      <text:p text:style-name="Základnítextodsazený"><text:span text:style-name="T3">Na oficiálních internetových stránkách ško</text:span><text:span text:style-name="T4">ly jsem se dozvěděla, že dne 8. </text:span><text:span text:style-name="T5">dubna 2014<text:s/></text:span><text:span text:style-name="T6">ředitelka školy</text:span><text:span text:style-name="T7"><text:s/></text:span><text:span text:style-name="T8">obdržela o</text:span><text:span text:style-name="T9">patření odboru školství, mládeže a sportu M</text:span><text:span text:style-name="T10">agistrátu hlavního města Prahy</text:span><text:span text:style-name="T11"><text:s/>přijaté na základě výsledku šetření stížnosti Českou školní inspekcí.<text:s/></text:span><text:span text:style-name="T12">Zřizovatel škole uložil, aby</text:span><text:span text:style-name="T13"><text:s/>přijala opatření pro zamezení opakování zjištěného nedostatku.</text:span><text:span text:style-name="T14"><text:s/>Školská rada následně<text:s/></text:span>schválila nové znění školního řádu. Dotčené ustanovení v pozměněném znění stále obsahuje povinnost se ve škole<text:s/>pohybovat<text:s/>bez jakékoli pokrývky hlavy, nicméně rozšiřuje možnosti pro udělení výjimky z tohoto pravidla.</text:p>
      <text:p text:style-name="Základnítextodsazený">Dospěla jsem k závěru, že školní řád v původním i pozměněném znění je způsobilý založit nepřímou diskriminaci z důvodu náboženství a víry, proto jsem škole navrhla novou formulaci dotčeného ustanovení školního řádu.</text:p>
      <text:p text:style-name="Základnítextodsazený">Ve<text:s/>smyslu ustanovení<text:s/>§<text:s/>18 odst. 1 zákona<text:s/>o<text:s/>veřejném ochránci práv<text:span text:style-name="Značkapozn.podčarou"><text:note text:note-class="footnote" text:id="_ftn0"><text:note-citation>1</text:note-citation><text:note-body><text:p text:style-name="Textpozn.podčarou"><text:s/><text:span text:style-name="T15">zákon č. 349/1999 Sb., o veřejném ochránci práv, ve znění pozdějších předpisů</text:span></text:p></text:note-body></text:note></text:span><text:s/>jsem dále<text:s/>dospěla<text:s/>k<text:s/>názoru, že se<text:s/>Pražský inspektorát České školní inspekce<text:s/>dopustil pochybení spočívajícího<text:s/>v nedostatečném zjištění skutkového stavu a nesprávném<text:s/><text:soft-page-break/>posouzení obecně formulované povinnosti pohybovat se ve škole bez jakékoli pokrývky hlavy, které mělo na stěžovatelku nepřímo diskriminační dopad. Ze spisové dokumentace inspektorátu vyplývá, že ředitelka školy stěžovatelku vyzvala k odložení<text:s/>muslimského šátku a stěžovatelka v souvislosti s tím podepsala sdělení<text:s/>o zanechání<text:s/>studia.<text:s/>Inspektorát nesprávně uzavřel šetření s tím, že na straně ředitelky školy nevznikl prostor pro porušení zásady rovného přístupu. V této souvislosti doporučuji, aby<text:s/>inspektorát o zprávě o šetření informoval<text:s/>ústředí České školní inspekce, aby<text:s/>zohlednilo mé hodnocení případu při vyřízení<text:s/>žádosti o přešetření postupu inspektorátu<text:s/>ve smyslu ustanovení § 175 odst. 7 správního řádu<text:span text:style-name="Značkapozn.podčarou"><text:note text:note-class="footnote" text:id="_ftn1"><text:note-citation>2</text:note-citation><text:note-body><text:p text:style-name="Textpozn.podčarou"><text:s/><text:span text:style-name="T16">zákon č. 500/2004 Sb., správní řád, ve znění pozdějších předpisů</text:span></text:p></text:note-body></text:note></text:span><text:s/>podané stěžovatelkou.</text:p>
      <text:p text:style-name="P17">Podrobný rozbor dané problematiky<text:s/>a<text:s/>mé závěry,<text:s/>k<text:s/>nimž jsem dospěla, naleznete<text:s/>v<text:s/>závěrečné zprávě, kterou Vám zasílám v příloze k tomuto dopisu.<text:s/><text:span text:style-name="T18">Žádám Vás tímto o vyjádření ke zjištěným pochybením včetně informace o přijatých opatřeních k nápravě</text:span><text:span text:style-name="T19">,<text:s/></text:span><text:span text:style-name="T20">které si dovoluji očekávat ve<text:s/></text:span><text:span text:style-name="T21">lhůtě 30 dnů</text:span><text:span text:style-name="T22"><text:s/>od jejího<text:s/></text:span><text:span text:style-name="T23">doručení.</text:span></text:p>
      <text:p text:style-name="P24"><text:span text:style-name="T25">Zprávu zasílám i<text:s/></text:span>ředitelce střední zdravotnické školy PhDr. Ivance Kohoutové, Ph.D.,<text:s/><text:span text:style-name="T26">a stěžovatelce prostřednictvím její právní zástupkyně Mgr.<text:s/></text:span><text:span text:style-name="T27">C.</text:span><text:span text:style-name="T28"><text:s/>z </text:span><text:span text:style-name="T29">Organizace pro pomoc uprchlíkům, o. s.</text:span><text:span text:style-name="T30"><text:s/>Obě strany sporu jsem vyzvala k zachování diskrétnosti šetření až do jeho definitivního uzavření.<text:s/></text:span><text:span text:style-name="T31"><text:s/>Závěrem dopisu si Vás dovoluji požádat o totéž.</text:span></text:p>
      <text:p text:style-name="Základnítextodsazený">S<text:s/>pozdravem</text:p>
      <text:p text:style-name="podpis"/>
      <text:p text:style-name="podpis"/>
      <text:p text:style-name="podpis">Mgr. Anna<text:s/><text:s text:c="2"/><text:span text:style-name="T32">Š</text:span><text:span text:style-name="T33">a</text:span><text:span text:style-name="T34">batov</text:span><text:span text:style-name="T35">á</text:span>,<text:s/>Ph.D.,<text:s/>v.<text:s/>r.</text:p>
      <text:p text:style-name="podpis"><text:s/>(dopis je opatřen elektronickým podpisem)</text:p>
      <text:p text:style-name="Normální"/>
      <text:p text:style-name="Normální"/>
      <text:p text:style-name="Normální"/>
      <text:p text:style-name="Normální"><text:span text:style-name="Silné">Příloh</text:span><text:span text:style-name="Silné">a</text:span></text:p>
      <text:p text:style-name="Normální">Zpráva o šetření</text:p>
      <text:p text:style-name="P36"/>
      <text:p text:style-name="P37"/>
      <text:p text:style-name="P38"/>
      <text:p text:style-name="P39"/>
      <text:p text:style-name="P40"/>
      <text:p text:style-name="P41">Vážený pan</text:p>
      <text:p text:style-name="P42">Mgr. Martin Procházka</text:p>
      <text:p text:style-name="P43">ředitel</text:p>
      <text:p text:style-name="P44">Pražský inspektorát<text:s/>České školní inspekce</text:p>
      <text:p text:style-name="P45">Arabská 683</text:p>
      <text:p text:style-name="P46">160 66<text:s/><text:s/>Praha 6</text:p>
      <text:p text:style-name="P47"/>
      <text:p text:style-name="P48"/>
      <text:p text:style-name="P49"/>
      <text:p text:style-name="kontakt">Údolní 39</text:p>
      <text:p text:style-name="kontakt">602 00 Brno</text:p>
      <text:p text:style-name="kontakt">tel: (+420) 542<text:s/>542<text:s/>888, fax: (+420) 542<text:s/>542<text:s/>11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rebuchet MS" svg:font-family="Trebuchet MS" style:font-family-generic="swiss" style:font-pitch="variable" svg:panose-1="2 11 6 3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Arial"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Základnítextodsazený" style:next-style-name="Normální" style:default-outline-level="1">
      <style:paragraph-properties fo:keep-with-next="always" fo:text-align="center" fo:text-indent="0in"/>
      <style:text-properties fo:font-weight="bold" style:font-weight-asian="bold" fo:font-size="13pt" style:font-size-asian="13pt" style:font-size-complex="13pt" fo:hyphenate="false"/>
    </style:style>
    <style:style style:name="Nadpis2" style:display-name="Nadpis 2" style:family="paragraph" style:parent-style-name="Nadpis3" style:default-outline-level="2">
      <style:paragraph-properties fo:keep-with-next="always"/>
      <style:text-properties fo:hyphenate="false"/>
    </style:style>
    <style:style style:name="Nadpis3" style:display-name="Nadpis 3" style:family="paragraph" style:parent-style-name="Základnítextodsazený" style:next-style-name="Normální" style:default-outline-level="3">
      <style:paragraph-properties fo:text-align="start" fo:text-indent="0in"/>
      <style:text-properties fo:font-weight="bold" style:font-weight-asian="bold" fo:hyphenate="false"/>
    </style:style>
    <style:style style:name="Nadpis5" style:display-name="Nadpis 5" style:family="paragraph" style:parent-style-name="Normální" style:next-style-name="Normální" style:default-outline-level="5">
      <style:paragraph-properties fo:margin-top="0.1666in" fo:margin-bottom="0.0416in"/>
      <style:text-properties style:font-name="Calibri" fo:font-weight="bold" style:font-weight-asian="bold" style:font-weight-complex="bold" fo:font-style="italic" style:font-style-asian="italic" style:font-style-complex="italic" fo:font-size="13pt" style:font-size-asian="13pt" style:font-size-complex="13pt" fo:hyphenate="false"/>
    </style:style>
    <style:style style:name="Normální" style:display-name="Normální" style:family="paragraph">
      <style:text-properties fo:font-size="12pt" style:font-size-asian="12pt" style:font-size-complex="12pt" fo:hyphenate="false"/>
    </style:style>
    <style:style style:name="Standardnípísmoodstavce" style:display-name="Standardní písmo odstavce" style:family="text"/>
    <style:style style:name="Základnítextodsazený" style:display-name="Základní text odsazený" style:family="paragraph" style:parent-style-name="Normální">
      <style:paragraph-properties fo:text-align="justify" fo:margin-top="0.1666in" fo:margin-bottom="0.1666in" fo:text-indent="0.5in"/>
      <style:text-properties fo:hyphenate="false"/>
    </style:style>
    <style:style style:name="Základnítext" style:display-name="Základní text" style:family="paragraph" style:parent-style-name="Normální">
      <style:paragraph-properties fo:margin-top="0.1666in" fo:margin-bottom="0.1666in"/>
      <style:text-properties fo:hyphenate="false"/>
    </style:style>
    <style:style style:name="podpis" style:display-name="podpis" style:family="paragraph" style:parent-style-name="Normální">
      <style:paragraph-properties fo:text-align="center" fo:margin-left="2.1659in">
        <style:tab-stops/>
      </style:paragraph-properties>
      <style:text-properties style:font-name-complex="Arial" fo:hyphenate="false"/>
    </style:style>
    <style:style style:name="Textpozn.podčarou" style:display-name="Text pozn. pod čarou" style:family="paragraph" style:parent-style-name="Normální">
      <style:paragraph-properties fo:text-align="justify"/>
      <style:text-properties fo:font-size="9pt" style:font-size-asian="9pt" style:font-size-complex="9pt" fo:hyphenate="false"/>
    </style:style>
    <style:style style:name="Značkapozn.podčarou" style:display-name="Značka pozn. pod čarou" style:family="text">
      <style:text-properties style:font-name="Arial" fo:font-weight="normal" style:font-weight-asian="normal" fo:font-style="normal" style:font-style-asian="normal" style:text-line-through-type="none" style:text-position="super 66.6%" fo:font-size="12pt" style:font-size-asian="12pt"/>
    </style:style>
    <style:style style:name="ZákladnítextodsazenýChar" style:display-name="Základní text odsazený Char" style:family="text"/>
    <style:style style:name="Hypertextovýodkaz" style:display-name="Hypertextový odkaz" style:family="text">
      <style:text-properties style:font-name="Arial" fo:color="#0000FF" fo:font-size="12pt" style:font-size-asian="12pt" style:text-underline-type="single" style:text-underline-style="solid" style:text-underline-width="auto" style:text-underline-mode="continuous"/>
    </style:style>
    <style:style style:name="kubikova" style:display-name="kubikova" style:family="text">
      <style:text-properties style:font-name="Trebuchet MS" fo:font-weight="normal" style:font-weight-asian="normal" style:font-weight-complex="normal" fo:font-style="normal" style:font-style-asian="normal" style:font-style-complex="normal" style:text-line-through-type="none" fo:color="#808000" fo:font-size="11pt" style:font-size-asian="11pt" style:font-size-complex="11pt" style:text-underline-type="none"/>
    </style:style>
    <style:style style:name="Silné" style:display-name="Silné" style:family="text">
      <style:text-properties fo:font-weight="bold" style:font-weight-asian="bold" style:font-weight-complex="bold"/>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Nadpis5Char" style:display-name="Nadpis 5 Char" style:family="text">
      <style:text-properties style:font-name="Calibri" fo:font-weight="bold" style:font-weight-asian="bold" style:font-weight-complex="bold" fo:font-style="italic" style:font-style-asian="italic" style:font-style-complex="italic" fo:font-size="13pt" style:font-size-asian="13pt" style:font-size-complex="13pt"/>
    </style:style>
    <style:style style:name="Zvýraznění" style:display-name="Zvýraznění" style:family="text">
      <style:text-properties fo:font-style="italic" style:font-style-asian="italic" style:font-style-complex="italic"/>
    </style:style>
    <style:style style:name="ZákladnítextChar" style:display-name="Základní text Char" style:family="text" style:parent-style-name="Standardnípísmoodstavce"/>
    <style:style style:name="Textpozn.podčarouChar" style:display-name="Text pozn. pod čarou Char" style:family="text">
      <style:text-properties fo:font-size="9pt" style:font-size-asian="9pt" style:font-size-complex="9pt"/>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VOP" style:display-name="záhlaví-VOP" style:family="paragraph" style:parent-style-name="Normální">
      <style:paragraph-properties fo:text-align="center"/>
      <style:text-properties fo:font-weight="bold" style:font-weight-asian="bold" fo:font-style="italic" style:font-style-asian="italic" fo:font-size="16pt" style:font-size-asian="16pt" style:font-size-complex="16pt" fo:hyphenate="false"/>
    </style:style>
    <style:style style:name="záhlaví-kontakt" style:display-name="záhlaví-kontakt" style:family="paragraph" style:parent-style-name="Normální" style:default-outline-level="1">
      <style:paragraph-properties fo:text-align="center"/>
      <style:text-properties style:font-name-complex="Arial" style:font-weight-complex="bold" fo:font-style="italic" style:font-style-asian="italic" style:font-style-complex="italic" fo:font-size="10pt" style:font-size-asian="10pt" fo:hyphenate="false"/>
    </style:style>
    <style:style style:name="Nadpis1Char" style:display-name="Nadpis 1 Char" style:family="text">
      <style:text-properties fo:font-weight="bold" style:font-weight-asian="bold" fo:font-size="13pt" style:font-size-asian="13pt" style:font-size-complex="13pt"/>
    </style:style>
    <style:style style:name="Seznam" style:display-name="Seznam" style:family="paragraph" style:parent-style-name="Normální" style:list-style-name="LFO16">
      <style:paragraph-properties fo:text-align="justify" fo:margin-top="0.0833in" fo:margin-bottom="0.0833in" fo:text-indent="-0.5in"/>
      <style:text-properties fo:hyphenate="false"/>
    </style:style>
    <style:style style:name="ZáhlavíChar" style:display-name="Záhlaví Char" style:family="text">
      <style:text-properties fo:font-size="12pt" style:font-size-asian="12pt" style:font-size-complex="12pt"/>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text-properties fo:font-size="12pt" style:font-size-asian="12pt" style:font-size-complex="12pt"/>
    </style:style>
    <style:style style:name="Číslovanýseznam" style:display-name="Číslovaný seznam" style:family="paragraph" style:parent-style-name="Normální" style:list-style-name="LFO18">
      <style:paragraph-properties fo:text-align="justify" fo:margin-top="0.0833in" fo:margin-bottom="0.0833in" fo:margin-left="0.4923in" fo:text-indent="-0.4923in">
        <style:tab-stops/>
      </style:paragraph-properties>
      <style:text-properties fo:hyphenate="false"/>
    </style:style>
    <style:style style:name="datumaznačka" style:display-name="datum a značka" style:family="paragraph" style:parent-style-name="Normální">
      <style:paragraph-properties style:text-autospace="none" fo:margin-left="4.0361in">
        <style:tab-stops/>
      </style:paragraph-properties>
      <style:text-properties fo:hyphenate="false"/>
    </style:style>
    <style:style style:name="hlavičkaVOP" style:display-name="hlavička VOP" style:family="paragraph" style:parent-style-name="Normální" style:next-style-name="hlavičkaVOP2">
      <style:paragraph-properties fo:margin-right="3.6402in">
        <style:tab-stops>
          <style:tab-stop style:type="left" style:position="2.7562in"/>
          <style:tab-stop style:type="left" style:position="3.2486in"/>
        </style:tab-stops>
      </style:paragraph-properties>
      <style:text-properties style:font-name-complex="Arial" fo:font-weight="bold" style:font-weight-asian="bold" style:font-weight-complex="bold" fo:font-style="italic" style:font-style-asian="italic" style:font-style-complex="italic" fo:font-size="16pt" style:font-size-asian="16pt" style:font-size-complex="16pt" fo:hyphenate="false"/>
    </style:style>
    <style:style style:name="hlavičkaVOP2" style:display-name="hlavička VOP 2" style:family="paragraph" style:parent-style-name="Normální" style:next-style-name="Normální">
      <style:paragraph-properties fo:margin-right="3.5423in"/>
      <style:text-properties style:font-name-complex="Arial" fo:font-style="italic" style:font-style-asian="italic" style:font-style-complex="italic" fo:font-size="16pt" style:font-size-asian="16pt" style:font-size-complex="16pt" fo:hyphenate="false"/>
    </style:style>
    <style:style style:name="hlavičkaZVOP" style:display-name="hlavička ZVOP" style:family="paragraph" style:parent-style-name="Normální" style:next-style-name="hlavičkaZVOP2">
      <style:paragraph-properties fo:margin-right="2.559in"/>
      <style:text-properties fo:font-weight="bold" style:font-weight-asian="bold" fo:font-style="italic" style:font-style-asian="italic" fo:font-size="16pt" style:font-size-asian="16pt" fo:hyphenate="false"/>
    </style:style>
    <style:style style:name="hlavičkaZVOP2" style:display-name="hlavička ZVOP 2" style:family="paragraph" style:parent-style-name="Normální" style:next-style-name="Normální">
      <style:paragraph-properties fo:text-align="center" fo:margin-right="2.6562in"/>
      <style:text-properties fo:font-style="italic" style:font-style-asian="italic" fo:font-size="16pt" style:font-size-asian="16pt" fo:hyphenate="false"/>
    </style:style>
    <style:style style:name="kontakt" style:display-name="kontakt" style:family="paragraph" style:parent-style-name="Normální">
      <style:paragraph-properties fo:text-align="center"/>
      <style:text-properties fo:font-size="9pt" style:font-size-asian="9pt" style:font-size-complex="10pt" fo:hyphenate="false"/>
    </style:style>
    <style:style style:name="zákoncitace" style:display-name="zákon (citace)" style:family="paragraph" style:parent-style-name="Normální">
      <style:paragraph-properties fo:text-align="justify"/>
      <style:text-properties fo:font-style="italic" style:font-style-asian="italic" fo:font-size="11pt" style:font-size-asian="11pt" fo:hyphenate="false"/>
    </style:style>
    <style:style style:name="zákon-nadpis" style:display-name="zákon - nadpis" style:family="paragraph" style:parent-style-name="Normální" style:next-style-name="zákoncitace">
      <style:paragraph-properties fo:text-align="justify" fo:margin-top="0.0833in" fo:margin-bottom="0.0833in"/>
      <style:text-properties fo:font-weight="bold" style:font-weight-asian="bold" fo:font-size="11pt" style:font-size-asian="11pt" fo:hyphenate="false"/>
    </style:style>
    <style:style style:name="Odkaznakomentář" style:display-name="Odkaz na komentář" style:family="text">
      <style:text-properties fo:font-size="8pt" style:font-size-asian="8pt" style:font-size-complex="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parent-style-name="Standardnípísmoodstavc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text-properties fo:font-weight="bold" style:font-weight-asian="bold" style:font-weight-complex="bold"/>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style>
    <style:style style:name="WW_CharLFO1LVL1" style:family="text">
      <style:text-properties style:font-name="Arial" fo:font-weight="normal" style:font-weight-asian="normal" fo:font-style="normal" style:font-style-asian="normal" fo:font-size="12pt" style:font-size-asian="12pt"/>
    </style:style>
    <style:style style:name="WW_CharLFO6LVL1" style:family="text">
      <style:text-properties fo:font-weight="bold" style:font-weight-asian="bold"/>
    </style:style>
    <style:style style:name="WW_CharLFO7LVL1" style:family="text">
      <style:text-properties style:font-name="Symbol"/>
    </style: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2LVL1" style:family="text">
      <style:text-properties style:font-name="Arial" fo:font-weight="normal" style:font-weight-asian="normal" fo:font-style="normal" style:font-style-asian="normal" fo:font-size="12pt" style:font-size-asian="12pt"/>
    </style:style>
    <style:style style:name="WW_CharLFO13LVL1" style:family="text">
      <style:text-properties fo:font-size="12pt" style:font-size-asian="12pt"/>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Arial" fo:font-weight="normal" style:font-weight-asian="normal" fo:font-style="normal" style:font-style-asian="normal" fo:font-size="12pt" style:font-size-asian="12pt"/>
    </style:style>
    <text:list-style style:name="LFO18">
      <text:list-level-style-number text:level="1" text:style-name="WW_CharLFO18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2">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4">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5">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8">
      <text:list-level-style-bullet text:level="1" text:style-name="WW_CharLFO8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9">
      <text:list-level-style-bullet text:level="1" text:style-name="WW_CharLFO9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0">
      <text:list-level-style-bullet text:level="1" text:style-name="WW_CharLFO10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1">
      <text:list-level-style-bullet text:level="1" text:style-name="WW_CharLFO1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2">
      <text:list-level-style-number text:level="1" text:style-name="WW_CharLFO12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OP</dc:title>
    <dc:subject/>
    <meta:initial-creator>Nehudková Eva Mgr.</meta:initial-creator>
    <dc:creator>Bádrová Pavlína Mgr.</dc:creator>
    <meta:creation-date>2017-05-12T08:07:00Z</meta:creation-date>
    <dc:date>2017-05-12T08:07:00Z</dc:date>
    <meta:print-date>2014-07-01T12:53:00Z</meta:print-date>
    <meta:template xlink:href="dopis-VOPaZVOP" xlink:type="simple"/>
    <meta:editing-cycles>2</meta:editing-cycles>
    <meta:editing-duration>PT0S</meta:editing-duration>
    <meta:user-defined meta:name="ContentTypeId">0x010100D3A71DC738674B4893D02C4CA0E22FAC</meta:user-defined>
    <meta:document-statistic meta:page-count="2" meta:paragraph-count="9" meta:word-count="658" meta:character-count="4533" meta:row-count="32" meta:non-whitespace-character-count="3884"/>
  </office:meta>
</office:document-meta>
</file>